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2421A4ACCC11DA176A0.png" manifest:media-type="image/png"/>
  <manifest:file-entry manifest:full-path="Pictures/100000010000030B000001A2FDF9F4143442E8DB.png" manifest:media-type="image/png"/>
  <manifest:file-entry manifest:full-path="Pictures/10000001000002FB000002082A5F5B1897E198F2.png" manifest:media-type="image/png"/>
  <manifest:file-entry manifest:full-path="Pictures/100000010000058600000421EEE73D77E164FF26.png" manifest:media-type="image/png"/>
  <manifest:file-entry manifest:full-path="Pictures/100000010000030000000227918535478F65DA2F.png" manifest:media-type="image/png"/>
  <manifest:file-entry manifest:full-path="Pictures/1000000100000305000001D19DA10C9B99B3ADCD.png" manifest:media-type="image/png"/>
  <manifest:file-entry manifest:full-path="Pictures/1000000100000310000001F3AEF8677D840D6A9B.png" manifest:media-type="image/png"/>
  <manifest:file-entry manifest:full-path="Pictures/10000001000002C1000001B6DD2039425958C7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90a" officeooo:paragraph-rsid="0016b90a"/>
    </style:style>
    <style:style style:name="P2" style:family="paragraph" style:parent-style-name="Standard">
      <style:text-properties officeooo:rsid="001bead2" officeooo:paragraph-rsid="001bead2"/>
    </style:style>
    <style:style style:name="T1" style:family="text">
      <style:text-properties officeooo:rsid="0018714b"/>
    </style:style>
    <style:style style:name="T2" style:family="text">
      <style:text-properties officeooo:rsid="001902dd"/>
    </style:style>
    <style:style style:name="T3" style:family="text">
      <style:text-properties officeooo:rsid="001d1c93"/>
    </style:style>
    <style:style style:name="T4" style:family="text">
      <style:text-properties officeooo:rsid="001f19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图像1" text:anchor-type="char" svg:width="17cm" svg:height="11.585cm" draw:z-index="0"><draw:image xlink:href="Pictures/10000001000002FB000002082A5F5B1897E198F2.png" xlink:type="simple" xlink:show="embed" xlink:actuate="onLoad" draw:mime-type="image/png"/></draw:frame>例1</text:p>
      <text:p text:style-name="P1"><draw:frame draw:style-name="fr4" draw:name="图像2" text:anchor-type="char" svg:width="17cm" svg:height="9.121cm" draw:z-index="1"><draw:image xlink:href="Pictures/100000010000030B000001A2FDF9F4143442E8DB.png" xlink:type="simple" xlink:show="embed" xlink:actuate="onLoad" draw:mime-type="image/png"/></draw:frame>例<text:span text:style-name="T1">2</text:span></text:p>
      <text:p text:style-name="P1"><draw:frame draw:style-name="fr2" draw:name="图像3" text:anchor-type="char" svg:width="17cm" svg:height="12.707cm" draw:z-index="2"><draw:image xlink:href="Pictures/100000010000058600000421EEE73D77E164FF26.png" xlink:type="simple" xlink:show="embed" xlink:actuate="onLoad" draw:mime-type="image/png"/></draw:frame><text:soft-page-break/>例<text:span text:style-name="T2">3</text:span></text:p>
      <text:p text:style-name="P2"><draw:frame draw:style-name="fr4" draw:name="图像4" text:anchor-type="char" svg:width="17cm" svg:height="10.224cm" draw:z-index="3"><draw:image xlink:href="Pictures/1000000100000305000001D19DA10C9B99B3ADCD.png" xlink:type="simple" xlink:show="embed" xlink:actuate="onLoad" draw:mime-type="image/png"/></draw:frame>例4</text:p>
      <text:p text:style-name="P2"><draw:frame draw:style-name="fr2" draw:name="图像5" text:anchor-type="char" svg:width="17cm" svg:height="10.562cm" draw:z-index="4"><draw:image xlink:href="Pictures/10000001000002C1000001B6DD2039425958C7C1.png" xlink:type="simple" xlink:show="embed" xlink:actuate="onLoad" draw:mime-type="image/png"/></draw:frame><text:soft-page-break/>例5</text:p>
      <text:p text:style-name="P2"><draw:frame draw:style-name="fr3" draw:name="图像6" text:anchor-type="char" svg:x="0cm" svg:y="0cm" svg:width="17cm" svg:height="10.82cm" draw:z-index="5"><draw:image xlink:href="Pictures/1000000100000310000001F3AEF8677D840D6A9B.png" xlink:type="simple" xlink:show="embed" xlink:actuate="onLoad" draw:mime-type="image/png"/></draw:frame>例6-刀具补偿</text:p>
      <text:p text:style-name="P2"/>
      <text:p text:style-name="P2"><draw:frame draw:style-name="fr2" draw:name="图像7" text:anchor-type="char" svg:width="17cm" svg:height="12.728cm" draw:z-index="6"><draw:image xlink:href="Pictures/1000000100000304000002421A4ACCC11DA176A0.png" xlink:type="simple" xlink:show="embed" xlink:actuate="onLoad" draw:mime-type="image/png"/></draw:frame><text:soft-page-break/>例<text:span text:style-name="T3">7-刀具半径补偿</text:span></text:p>
      <text:p text:style-name="P2"><draw:frame draw:style-name="fr1" draw:name="图像8" text:anchor-type="char" svg:width="15.175cm" svg:height="10.887cm" draw:z-index="7"><draw:image xlink:href="Pictures/100000010000030000000227918535478F65DA2F.png" xlink:type="simple" xlink:show="embed" xlink:actuate="onLoad" draw:mime-type="image/png"/></draw:frame>例<text:span text:style-name="T4">8-刀具半径补偿</text:span></text:p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23:20:28.773000000</dc:date>
    <meta:editing-duration>PT16H20M24S</meta:editing-duration>
    <meta:editing-cycles>8</meta:editing-cycles>
    <meta:generator>LibreOffice/7.4.1.2$Windows_X86_64 LibreOffice_project/3c58a8f3a960df8bc8fd77b461821e42c061c5f0</meta:generator>
    <meta:document-statistic meta:table-count="0" meta:image-count="8" meta:object-count="0" meta:page-count="5" meta:paragraph-count="8" meta:word-count="32" meta:character-count="35" meta:non-whitespace-character-count="35"/>
  </office:meta>
</office:document-meta>
</file>